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425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1.75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ce4" style:family="table-cell" style:parent-style-name="Default" style:data-style-name="N60">
      <style:table-cell-properties fo:background-color="#ffff00"/>
    </style:style>
    <style:style style:name="ce5" style:family="table-cell" style:parent-style-name="Default" style:data-style-name="N118">
      <style:table-cell-properties fo:background-color="#ffff00"/>
    </style:style>
    <style:style style:name="ce6" style:family="table-cell" style:parent-style-name="Default" style:data-style-name="N118"/>
    <style:style style:name="ce7" style:family="table-cell" style:parent-style-name="Default" style:data-style-name="N11">
      <style:text-properties fo:font-weight="bold" style:font-weight-asian="bold" style:font-weight-complex="bold"/>
    </style:style>
    <style:style style:name="ce8" style:family="table-cell" style:parent-style-name="Default" style:data-style-name="N11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8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column table:style-name="co1" table:number-columns-repeated="1008" table:default-cell-style-name="Default"/>
        <table:table-row table:style-name="ro1">
          <table:table-cell/>
          <table:table-cell table:style-name="ce2" office:value-type="string">
            <text:p>Nominal Level</text:p>
          </table:table-cell>
          <table:table-cell table:style-name="ce2" office:value-type="string">
            <text:p>yearsPerInterval</text:p>
          </table:table-cell>
          <table:table-cell table:style-name="ce7"/>
          <table:table-cell table:style-name="ce2" office:value-type="string">
            <text:p>Interval</text:p>
          </table:table-cell>
          <table:table-cell table:style-name="ce2" office:value-type="string">
            <text:p>Divisor</text:p>
          </table:table-cell>
          <table:table-cell table:style-name="ce2" office:value-type="string">
            <text:p>Tick</text:p>
          </table:table-cell>
          <table:table-cell table:style-name="ce2" office:value-type="string">
            <text:p>Num Ticks</text:p>
          </table:table-cell>
          <table:table-cell table:style-name="ce2" office:value-type="string">
            <text:p>Nudge</text:p>
          </table:table-cell>
          <table:table-cell table:style-name="ce2" office:value-type="string">
            <text:p>Num Nudges</text:p>
          </table:table-cell>
          <table:table-cell table:style-name="ce2" office:value-type="string">
            <text:p>Major</text:p>
          </table:table-cell>
          <table:table-cell table:style-name="ce2" table:number-columns-repeated="1008"/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/>
          <table:table-cell table:style-name="ce3" office:value-type="float" office:value="1E+019">
            <text:p>1.00E+019</text:p>
          </table:table-cell>
          <table:table-cell table:formula="of:=([.C2]-[.C3])/[.C3]" office:value-type="percentage" office:value="9">
            <text:p>900.00%</text:p>
          </table:table-cell>
          <table:table-cell table:style-name="ce3" office:value-type="float" office:value="1E+019">
            <text:p>1.00E+019</text:p>
          </table:table-cell>
          <table:table-cell table:number-columns-repeated="10"/>
          <table:table-cell table:style-name="ce2" table:number-columns-repeated="1004"/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/>
          <table:table-cell table:style-name="ce3" office:value-type="float" office:value="1E+018">
            <text:p>1.00E+018</text:p>
          </table:table-cell>
          <table:table-cell table:formula="of:=([.C3]-[.C4])/[.C4]" office:value-type="percentage" office:value="9">
            <text:p>900.00%</text:p>
          </table:table-cell>
          <table:table-cell table:style-name="ce3" office:value-type="float" office:value="1E+018">
            <text:p>1.00E+018</text:p>
          </table:table-cell>
          <table:table-cell table:number-columns-repeated="10"/>
          <table:table-cell table:style-name="ce2" table:number-columns-repeated="1004"/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/>
          <table:table-cell table:style-name="ce3" office:value-type="float" office:value="1E+017">
            <text:p>1.00E+017</text:p>
          </table:table-cell>
          <table:table-cell table:formula="of:=([.C4]-[.C5])/[.C5]" office:value-type="percentage" office:value="9">
            <text:p>900.00%</text:p>
          </table:table-cell>
          <table:table-cell table:style-name="ce3" office:value-type="float" office:value="1E+017">
            <text:p>1.00E+017</text:p>
          </table:table-cell>
          <table:table-cell table:number-columns-repeated="10"/>
          <table:table-cell table:style-name="ce2" table:number-columns-repeated="1004"/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/>
          <table:table-cell table:style-name="ce3" office:value-type="float" office:value="1E+016">
            <text:p>1.00E+016</text:p>
          </table:table-cell>
          <table:table-cell table:formula="of:=([.C5]-[.C6])/[.C6]" office:value-type="percentage" office:value="9">
            <text:p>900.00%</text:p>
          </table:table-cell>
          <table:table-cell table:style-name="ce3" office:value-type="float" office:value="1E+016">
            <text:p>1.00E+016</text:p>
          </table:table-cell>
          <table:table-cell table:number-columns-repeated="10"/>
          <table:table-cell table:style-name="ce2" table:number-columns-repeated="1004"/>
          <table:table-cell table:number-columns-repeated="4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office:value-type="string">
            <text:p>X</text:p>
          </table:table-cell>
          <table:table-cell table:style-name="ce4" office:value-type="float" office:value="1E+015">
            <text:p>1.00E+015</text:p>
          </table:table-cell>
          <table:table-cell table:formula="of:=([.C6]-[.C7])/[.C7]" office:value-type="percentage" office:value="9">
            <text:p>900.00%</text:p>
          </table:table-cell>
          <table:table-cell table:style-name="ce1" office:value-type="string">
            <text:p>quadrillion years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trillion years</text:p>
          </table:table-cell>
          <table:table-cell table:style-name="ce1" office:value-type="float" office:value="1000">
            <text:p>1000</text:p>
          </table:table-cell>
          <table:table-cell table:style-name="ce1" table:number-columns-repeated="7"/>
          <table:table-cell table:style-name="ce2" table:number-columns-repeated="1004"/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float" office:value="100000000000000">
            <text:p>100000000000000</text:p>
          </table:table-cell>
          <table:table-cell table:formula="of:=([.C7]-[.C8])/[.C8]" office:value-type="percentage" office:value="9">
            <text:p>900.00%</text:p>
          </table:table-cell>
          <table:table-cell office:value-type="string">
            <text:p>100 trillion</text:p>
          </table:table-cell>
          <table:table-cell office:value-type="float" office:value="10">
            <text:p>10</text:p>
          </table:table-cell>
          <table:table-cell office:value-type="string">
            <text:p>trillion years</text:p>
          </table:table-cell>
          <table:table-cell office:value-type="float" office:value="100">
            <text:p>100</text:p>
          </table:table-cell>
          <table:table-cell table:number-columns-repeated="7"/>
          <table:table-cell table:style-name="ce2" table:number-columns-repeated="1004"/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float" office:value="10000000000000">
            <text:p>10000000000000</text:p>
          </table:table-cell>
          <table:table-cell table:formula="of:=([.C8]-[.C9])/[.C9]" office:value-type="percentage" office:value="9">
            <text:p>900.00%</text:p>
          </table:table-cell>
          <table:table-cell office:value-type="string">
            <text:p>10 trillion</text:p>
          </table:table-cell>
          <table:table-cell office:value-type="float" office:value="10">
            <text:p>10</text:p>
          </table:table-cell>
          <table:table-cell office:value-type="string">
            <text:p>trillion years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" table:number-columns-repeated="1008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string">
            <text:p>X</text:p>
          </table:table-cell>
          <table:table-cell table:style-name="ce1" office:value-type="float" office:value="1000000000000">
            <text:p>1000000000000</text:p>
          </table:table-cell>
          <table:table-cell table:formula="of:=([.C9]-[.C10])/[.C10]" office:value-type="percentage" office:value="9">
            <text:p>900.00%</text:p>
          </table:table-cell>
          <table:table-cell table:style-name="ce1" office:value-type="string">
            <text:p>trillion years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billion years</text:p>
          </table:table-cell>
          <table:table-cell table:style-name="ce1" office:value-type="float" office:value="1000">
            <text:p>1000</text:p>
          </table:table-cell>
          <table:table-cell table:style-name="ce1" table:number-columns-repeated="7"/>
          <table:table-cell table:number-columns-repeated="1008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100000000000">
            <text:p>100000000000</text:p>
          </table:table-cell>
          <table:table-cell table:formula="of:=([.C10]-[.C11])/[.C11]" office:value-type="percentage" office:value="9">
            <text:p>900.00%</text:p>
          </table:table-cell>
          <table:table-cell office:value-type="string">
            <text:p>100 billion</text:p>
          </table:table-cell>
          <table:table-cell office:value-type="float" office:value="10">
            <text:p>10</text:p>
          </table:table-cell>
          <table:table-cell office:value-type="string">
            <text:p>billion years</text:p>
          </table:table-cell>
          <table:table-cell office:value-type="float" office:value="100">
            <text:p>100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float" office:value="10000000000">
            <text:p>10000000000</text:p>
          </table:table-cell>
          <table:table-cell table:formula="of:=([.C11]-[.C12])/[.C12]" office:value-type="percentage" office:value="9">
            <text:p>900.00%</text:p>
          </table:table-cell>
          <table:table-cell office:value-type="string">
            <text:p>10 billion</text:p>
          </table:table-cell>
          <table:table-cell office:value-type="float" office:value="10">
            <text:p>10</text:p>
          </table:table-cell>
          <table:table-cell office:value-type="string">
            <text:p>billion years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13.8">
            <text:p>13.8</text:p>
          </table:table-cell>
          <table:table-cell office:value-type="string">
            <text:p>billion years</text:p>
          </table:table-cell>
          <table:table-cell office:value-type="string">
            <text:p>big bang</text:p>
          </table:table-cell>
          <table:table-cell office:value-type="string">
            <text:p>age of universe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office:value-type="string">
            <text:p>X</text:p>
          </table:table-cell>
          <table:table-cell table:style-name="ce1" office:value-type="float" office:value="1000000000">
            <text:p>1000000000</text:p>
          </table:table-cell>
          <table:table-cell table:formula="of:=([.C12]-[.C13])/[.C13]" office:value-type="percentage" office:value="9">
            <text:p>900.00%</text:p>
          </table:table-cell>
          <table:table-cell table:style-name="ce1" office:value-type="string">
            <text:p>billion years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million years</text:p>
          </table:table-cell>
          <table:table-cell table:style-name="ce1" office:value-type="float" office:value="1000">
            <text:p>1000</text:p>
          </table:table-cell>
          <table:table-cell table:style-name="ce1" table:number-columns-repeated="3"/>
          <table:table-cell table:style-name="ce1" office:value-type="float" office:value="4.5">
            <text:p>4.5</text:p>
          </table:table-cell>
          <table:table-cell table:style-name="ce1" office:value-type="string">
            <text:p>billion years</text:p>
          </table:table-cell>
          <table:table-cell table:style-name="ce1" office:value-type="string">
            <text:p>geologic</text:p>
          </table:table-cell>
          <table:table-cell table:style-name="ce1" office:value-type="string">
            <text:p>age of earth, solar system</text:p>
          </table:table-cell>
          <table:table-cell table:number-columns-repeated="1008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100000000">
            <text:p>100000000</text:p>
          </table:table-cell>
          <table:table-cell table:formula="of:=([.C13]-[.C14])/[.C14]" office:value-type="percentage" office:value="9">
            <text:p>900.00%</text:p>
          </table:table-cell>
          <table:table-cell office:value-type="string">
            <text:p>100 million</text:p>
          </table:table-cell>
          <table:table-cell office:value-type="float" office:value="10">
            <text:p>10</text:p>
          </table:table-cell>
          <table:table-cell office:value-type="string">
            <text:p>million years</text:p>
          </table:table-cell>
          <table:table-cell office:value-type="float" office:value="100">
            <text:p>100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10000000">
            <text:p>10000000</text:p>
          </table:table-cell>
          <table:table-cell table:formula="of:=([.C14]-[.C15])/[.C15]" office:value-type="percentage" office:value="9">
            <text:p>900.00%</text:p>
          </table:table-cell>
          <table:table-cell office:value-type="string">
            <text:p>10 million</text:p>
          </table:table-cell>
          <table:table-cell office:value-type="float" office:value="10">
            <text:p>10</text:p>
          </table:table-cell>
          <table:table-cell office:value-type="string">
            <text:p>million years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string">
            <text:p>X</text:p>
          </table:table-cell>
          <table:table-cell table:style-name="ce1" office:value-type="float" office:value="1000000">
            <text:p>1000000</text:p>
          </table:table-cell>
          <table:table-cell table:formula="of:=([.C15]-[.C16])/[.C16]" office:value-type="percentage" office:value="9">
            <text:p>900.00%</text:p>
          </table:table-cell>
          <table:table-cell table:style-name="ce1" office:value-type="string">
            <text:p>million years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millenium</text:p>
          </table:table-cell>
          <table:table-cell table:style-name="ce1" office:value-type="float" office:value="1000">
            <text:p>1000</text:p>
          </table:table-cell>
          <table:table-cell table:style-name="ce1" table:number-columns-repeated="1015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100000">
            <text:p>100000</text:p>
          </table:table-cell>
          <table:table-cell table:formula="of:=([.C16]-[.C17])/[.C17]" office:value-type="percentage" office:value="9">
            <text:p>900.00%</text:p>
          </table:table-cell>
          <table:table-cell office:value-type="string">
            <text:p>100 thousand</text:p>
          </table:table-cell>
          <table:table-cell office:value-type="float" office:value="10">
            <text:p>10</text:p>
          </table:table-cell>
          <table:table-cell office:value-type="string">
            <text:p>millenium</text:p>
          </table:table-cell>
          <table:table-cell office:value-type="float" office:value="100">
            <text:p>100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float" office:value="10000">
            <text:p>10000</text:p>
          </table:table-cell>
          <table:table-cell table:formula="of:=([.C17]-[.C18])/[.C18]" office:value-type="percentage" office:value="9">
            <text:p>900.00%</text:p>
          </table:table-cell>
          <table:table-cell office:value-type="string">
            <text:p>10 thousand</text:p>
          </table:table-cell>
          <table:table-cell office:value-type="float" office:value="10">
            <text:p>10</text:p>
          </table:table-cell>
          <table:table-cell office:value-type="string">
            <text:p>millenium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string">
            <text:p>X</text:p>
          </table:table-cell>
          <table:table-cell table:style-name="ce1" office:value-type="float" office:value="1000">
            <text:p>1000</text:p>
          </table:table-cell>
          <table:table-cell table:formula="of:=([.C18]-[.C19])/[.C19]" office:value-type="percentage" office:value="1">
            <text:p>100.00%</text:p>
          </table:table-cell>
          <table:table-cell table:style-name="ce1" office:value-type="string">
            <text:p>millenium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entury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7"/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500">
            <text:p>500</text:p>
          </table:table-cell>
          <table:table-cell table:formula="of:=([.C19]-[.C20])/[.C20]" office:value-type="percentage" office:value="4">
            <text:p>400.00%</text:p>
          </table:table-cell>
          <table:table-cell office:value-type="string">
            <text:p>half-millenium</text:p>
          </table:table-cell>
          <table:table-cell office:value-type="float" office:value="5">
            <text:p>5</text:p>
          </table:table-cell>
          <table:table-cell office:value-type="string">
            <text:p>century</text:p>
          </table:table-cell>
          <table:table-cell office:value-type="float" office:value="5">
            <text:p>5</text:p>
          </table:table-cell>
          <table:table-cell table:number-columns-repeated="7"/>
          <table:table-cell table:style-name="ce1" table:number-columns-repeated="1008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string">
            <text:p>X</text:p>
          </table:table-cell>
          <table:table-cell table:style-name="ce1" office:value-type="float" office:value="100">
            <text:p>100</text:p>
          </table:table-cell>
          <table:table-cell table:formula="of:=([.C20]-[.C21])/[.C21]" office:value-type="percentage" office:value="1">
            <text:p>100.00%</text:p>
          </table:table-cell>
          <table:table-cell table:style-name="ce1" office:value-type="string">
            <text:p>century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ecade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7"/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50">
            <text:p>50</text:p>
          </table:table-cell>
          <table:table-cell table:formula="of:=([.C21]-[.C22])/[.C22]" office:value-type="percentage" office:value="4">
            <text:p>400.00%</text:p>
          </table:table-cell>
          <table:table-cell office:value-type="string">
            <text:p>half-century</text:p>
          </table:table-cell>
          <table:table-cell office:value-type="float" office:value="5">
            <text:p>5</text:p>
          </table:table-cell>
          <table:table-cell office:value-type="string">
            <text:p>decade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string">
            <text:p>X</text:p>
          </table:table-cell>
          <table:table-cell table:style-name="ce1" office:value-type="float" office:value="10">
            <text:p>10</text:p>
          </table:table-cell>
          <table:table-cell table:formula="of:=([.C22]-[.C23])/[.C23]" office:value-type="percentage" office:value="1">
            <text:p>100.00%</text:p>
          </table:table-cell>
          <table:table-cell table:style-name="ce1" office:value-type="string">
            <text:p>decade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year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7"/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formula="of:=([.C23]-[.C24])/[.C24]" office:value-type="percentage" office:value="4">
            <text:p>400.00%</text:p>
          </table:table-cell>
          <table:table-cell office:value-type="string">
            <text:p>half-decade</text:p>
          </table:table-cell>
          <table:table-cell office:value-type="float" office:value="5">
            <text:p>5</text:p>
          </table:table-cell>
          <table:table-cell office:value-type="string">
            <text:p>year</text:p>
          </table:table-cell>
          <table:table-cell office:value-type="float" office:value="5">
            <text:p>5</text:p>
          </table:table-cell>
          <table:table-cell table:number-columns-repeated="7"/>
          <table:table-cell table:style-name="ce1" table:number-columns-repeated="1008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formula="of:=([.C24]-[.C25])/[.C25]" office:value-type="percentage" office:value="1">
            <text:p>100.00%</text:p>
          </table:table-cell>
          <table:table-cell table:style-name="ce1" office:value-type="string">
            <text:p>year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month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7"/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0.5">
            <text:p>0.5</text:p>
          </table:table-cell>
          <table:table-cell table:formula="of:=([.C25]-[.C26])/[.C26]" office:value-type="percentage" office:value="1">
            <text:p>100.00%</text:p>
          </table:table-cell>
          <table:table-cell office:value-type="string">
            <text:p>half-year</text:p>
          </table:table-cell>
          <table:table-cell office:value-type="float" office:value="2">
            <text:p>2</text:p>
          </table:table-cell>
          <table:table-cell office:value-type="string">
            <text:p>month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.25">
            <text:p>0.25</text:p>
          </table:table-cell>
          <table:table-cell table:formula="of:=([.C26]-[.C27])/[.C27]" office:value-type="percentage" office:value="2">
            <text:p>200.00%</text:p>
          </table:table-cell>
          <table:table-cell office:value-type="string">
            <text:p>quarter-year</text:p>
          </table:table-cell>
          <table:table-cell office:value-type="float" office:value="3">
            <text:p>3</text:p>
          </table:table-cell>
          <table:table-cell office:value-type="string">
            <text:p>month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X</text:p>
          </table:table-cell>
          <table:table-cell table:style-name="ce5" table:formula="of:=(1/12)" office:value-type="float" office:value="0.0833333333333333">
            <text:p>0.08333333333333330000</text:p>
          </table:table-cell>
          <table:table-cell table:formula="of:=([.C27]-[.C28])/[.C28]" office:value-type="percentage" office:value="1">
            <text:p>100.00%</text:p>
          </table:table-cell>
          <table:table-cell table:style-name="ce1" office:value-type="string">
            <text:p>month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ay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7"/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6" table:formula="of:=1/(12*2)" office:value-type="float" office:value="0.0416666666666667">
            <text:p>0.04166666666666670000</text:p>
          </table:table-cell>
          <table:table-cell table:formula="of:=([.C28]-[.C29])/[.C29]" office:value-type="percentage" office:value="1">
            <text:p>100.00%</text:p>
          </table:table-cell>
          <table:table-cell office:value-type="string">
            <text:p>half-month</text:p>
          </table:table-cell>
          <table:table-cell office:value-type="float" office:value="2">
            <text:p>2</text:p>
          </table:table-cell>
          <table:table-cell office:value-type="string">
            <text:p>day</text:p>
          </table:table-cell>
          <table:table-cell office:value-type="float" office:value="15">
            <text:p>15</text:p>
          </table:table-cell>
          <table:table-cell table:number-columns-repeated="7"/>
          <table:table-cell table:style-name="ce1" table:number-columns-repeated="1008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6" table:formula="of:=1/(12*4)" office:value-type="float" office:value="0.0208333333333333">
            <text:p>0.02083333333333330000</text:p>
          </table:table-cell>
          <table:table-cell table:formula="of:=([.C29]-[.C30])/[.C30]" office:value-type="percentage" office:value="1">
            <text:p>100.00%</text:p>
          </table:table-cell>
          <table:table-cell office:value-type="string">
            <text:p>Quarter-month</text:p>
          </table:table-cell>
          <table:table-cell office:value-type="float" office:value="2">
            <text:p>2</text:p>
          </table:table-cell>
          <table:table-cell office:value-type="string">
            <text:p>day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6" table:formula="of:=1/(12*4*2)" office:value-type="float" office:value="0.0104166666666667">
            <text:p>0.01041666666666670000</text:p>
          </table:table-cell>
          <table:table-cell table:formula="of:=([.C30]-[.C31])/[.C31]" office:value-type="percentage" office:value="1">
            <text:p>100.00%</text:p>
          </table:table-cell>
          <table:table-cell office:value-type="string">
            <text:p>Eighth-month</text:p>
          </table:table-cell>
          <table:table-cell office:value-type="float" office:value="2">
            <text:p>2</text:p>
          </table:table-cell>
          <table:table-cell office:value-type="string">
            <text:p>day</text:p>
          </table:table-cell>
          <table:table-cell office:value-type="float" office:value="3.5">
            <text:p>3.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6" table:formula="of:=1/(12*4*4)" office:value-type="float" office:value="0.00520833333333333">
            <text:p>0.00520833333333333000</text:p>
          </table:table-cell>
          <table:table-cell table:formula="of:=([.C31]-[.C32])/[.C32]" office:value-type="percentage" office:value="0.901041666666666">
            <text:p>90.10%</text:p>
          </table:table-cell>
          <table:table-cell office:value-type="string">
            <text:p>Sixteenth-month</text:p>
          </table:table-cell>
          <table:table-cell office:value-type="float" office:value="2">
            <text:p>2</text:p>
          </table:table-cell>
          <table:table-cell office:value-type="string">
            <text:p>day</text:p>
          </table:table-cell>
          <table:table-cell office:value-type="float" office:value="2">
            <text:p>2</text:p>
          </table:table-cell>
          <table:table-cell table:number-columns-repeated="7"/>
          <table:table-cell table:style-name="ce1"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5" table:formula="of:=(1/365)" office:value-type="float" office:value="0.00273972602739726">
            <text:p>0.00273972602739726000</text:p>
          </table:table-cell>
          <table:table-cell table:formula="of:=([.C32]-[.C33])/[.C33]" office:value-type="percentage" office:value="1">
            <text:p>100.00%</text:p>
          </table:table-cell>
          <table:table-cell table:style-name="ce1" office:value-type="string">
            <text:p>day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our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7"/>
          <table:table-cell table:number-columns-repeated="1008"/>
        </table:table-row>
        <table:table-row table:style-name="ro1">
          <table:table-cell office:value-type="float" office:value="-1">
            <text:p>-1</text:p>
          </table:table-cell>
          <table:table-cell/>
          <table:table-cell table:style-name="ce6" table:formula="of:=1/(365*2)" office:value-type="float" office:value="0.00136986301369863">
            <text:p>0.00136986301369863000</text:p>
          </table:table-cell>
          <table:table-cell table:formula="of:=([.C33]-[.C34])/[.C34]" office:value-type="percentage" office:value="1">
            <text:p>100.00%</text:p>
          </table:table-cell>
          <table:table-cell office:value-type="string">
            <text:p>half-day</text:p>
          </table:table-cell>
          <table:table-cell office:value-type="float" office:value="2">
            <text:p>2</text:p>
          </table:table-cell>
          <table:table-cell office:value-type="string">
            <text:p>hour</text:p>
          </table:table-cell>
          <table:table-cell office:value-type="float" office:value="12">
            <text:p>12</text:p>
          </table:table-cell>
          <table:table-cell table:number-columns-repeated="7"/>
          <table:table-cell table:style-name="ce1" table:number-columns-repeated="1008"/>
        </table:table-row>
        <table:table-row table:style-name="ro1">
          <table:table-cell office:value-type="float" office:value="-2">
            <text:p>-2</text:p>
          </table:table-cell>
          <table:table-cell/>
          <table:table-cell table:style-name="ce6" table:formula="of:=1/(365*4)" office:value-type="float" office:value="0.000684931506849315">
            <text:p>0.00068493150684931500</text:p>
          </table:table-cell>
          <table:table-cell table:formula="of:=([.C34]-[.C35])/[.C35]" office:value-type="percentage" office:value="1">
            <text:p>100.00%</text:p>
          </table:table-cell>
          <table:table-cell office:value-type="string">
            <text:p>quarter-day</text:p>
          </table:table-cell>
          <table:table-cell office:value-type="float" office:value="2">
            <text:p>2</text:p>
          </table:table-cell>
          <table:table-cell office:value-type="string">
            <text:p>hour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-3">
            <text:p>-3</text:p>
          </table:table-cell>
          <table:table-cell/>
          <table:table-cell table:style-name="ce6" table:formula="of:=1/(365*8)" office:value-type="float" office:value="0.000342465753424658">
            <text:p>0.00034246575342465800</text:p>
          </table:table-cell>
          <table:table-cell table:formula="of:=([.C35]-[.C36])/[.C36]" office:value-type="percentage" office:value="2">
            <text:p>200.00%</text:p>
          </table:table-cell>
          <table:table-cell office:value-type="string">
            <text:p>Eighth-day</text:p>
          </table:table-cell>
          <table:table-cell office:value-type="float" office:value="3">
            <text:p>3</text:p>
          </table:table-cell>
          <table:table-cell office:value-type="string">
            <text:p>hour</text:p>
          </table:table-cell>
          <table:table-cell office:value-type="float" office:value="3">
            <text:p>3</text:p>
          </table:table-cell>
          <table:table-cell table:number-columns-repeated="7"/>
          <table:table-cell table:style-name="ce1" table:number-columns-repeated="1008"/>
        </table:table-row>
        <table:table-row table:style-name="ro1">
          <table:table-cell table:style-name="ce1" office:value-type="float" office:value="-4">
            <text:p>-4</text:p>
          </table:table-cell>
          <table:table-cell table:style-name="ce1" office:value-type="string">
            <text:p>X</text:p>
          </table:table-cell>
          <table:table-cell table:style-name="ce5" table:formula="of:=1/(365*24)" office:value-type="float" office:value="0.000114155251141553">
            <text:p>0.00011415525114155300</text:p>
          </table:table-cell>
          <table:table-cell table:formula="of:=([.C36]-[.C37])/[.C37]" office:value-type="percentage" office:value="1">
            <text:p>100.00%</text:p>
          </table:table-cell>
          <table:table-cell table:style-name="ce1" office:value-type="string">
            <text:p>hour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minute</text:p>
          </table:table-cell>
          <table:table-cell table:style-name="ce1" office:value-type="float" office:value="60">
            <text:p>60</text:p>
          </table:table-cell>
          <table:table-cell table:style-name="ce1" table:number-columns-repeated="7"/>
          <table:table-cell table:number-columns-repeated="1008"/>
        </table:table-row>
        <table:table-row table:style-name="ro1">
          <table:table-cell office:value-type="float" office:value="-5">
            <text:p>-5</text:p>
          </table:table-cell>
          <table:table-cell/>
          <table:table-cell table:style-name="ce6" table:formula="of:=1/(365*24*2)" office:value-type="float" office:value="0.0000570776255707763">
            <text:p>0.00005707762557077630</text:p>
          </table:table-cell>
          <table:table-cell table:formula="of:=([.C37]-[.C38])/[.C38]" office:value-type="percentage" office:value="1">
            <text:p>100.00%</text:p>
          </table:table-cell>
          <table:table-cell office:value-type="string">
            <text:p>half-hour</text:p>
          </table:table-cell>
          <table:table-cell office:value-type="float" office:value="2">
            <text:p>2</text:p>
          </table:table-cell>
          <table:table-cell office:value-type="string">
            <text:p>minute</text:p>
          </table:table-cell>
          <table:table-cell office:value-type="float" office:value="30">
            <text:p>30</text:p>
          </table:table-cell>
          <table:table-cell table:number-columns-repeated="7"/>
          <table:table-cell table:style-name="ce1" table:number-columns-repeated="1008"/>
        </table:table-row>
        <table:table-row table:style-name="ro1">
          <table:table-cell office:value-type="float" office:value="-6">
            <text:p>-6</text:p>
          </table:table-cell>
          <table:table-cell/>
          <table:table-cell table:style-name="ce6" table:formula="of:=1/(365*24*4)" office:value-type="float" office:value="0.0000285388127853881">
            <text:p>0.00002853881278538810</text:p>
          </table:table-cell>
          <table:table-cell table:formula="of:=([.C38]-[.C39])/[.C39]" office:value-type="percentage" office:value="2">
            <text:p>200.00%</text:p>
          </table:table-cell>
          <table:table-cell office:value-type="string">
            <text:p>quarter-hour</text:p>
          </table:table-cell>
          <table:table-cell office:value-type="float" office:value="3">
            <text:p>3</text:p>
          </table:table-cell>
          <table:table-cell office:value-type="string">
            <text:p>minut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float" office:value="-7">
            <text:p>-7</text:p>
          </table:table-cell>
          <table:table-cell/>
          <table:table-cell table:style-name="ce6" table:formula="of:=1/(365*24*12)" office:value-type="float" office:value="0.00000951293759512938">
            <text:p>0.00000951293759512938</text:p>
          </table:table-cell>
          <table:table-cell table:formula="of:=([.C39]-[.C40])/[.C40]" office:value-type="percentage" office:value="4">
            <text:p>400.00%</text:p>
          </table:table-cell>
          <table:table-cell office:value-type="string">
            <text:p>Twelfth-hour</text:p>
          </table:table-cell>
          <table:table-cell office:value-type="float" office:value="5">
            <text:p>5</text:p>
          </table:table-cell>
          <table:table-cell office:value-type="string">
            <text:p>minute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-8">
            <text:p>-8</text:p>
          </table:table-cell>
          <table:table-cell table:style-name="ce1" office:value-type="string">
            <text:p>X</text:p>
          </table:table-cell>
          <table:table-cell table:style-name="ce5" table:formula="of:=1/(365*24*60)" office:value-type="float" office:value="0.00000190258751902588">
            <text:p>0.00000190258751902588</text:p>
          </table:table-cell>
          <table:table-cell table:formula="of:=([.C40]-[.C41])/[.C41]" office:value-type="percentage" office:value="1">
            <text:p>100.00%</text:p>
          </table:table-cell>
          <table:table-cell table:style-name="ce1" office:value-type="string">
            <text:p>minute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econd</text:p>
          </table:table-cell>
          <table:table-cell table:style-name="ce1" office:value-type="float" office:value="60">
            <text:p>60</text:p>
          </table:table-cell>
          <table:table-cell table:style-name="ce1" table:number-columns-repeated="1015"/>
        </table:table-row>
        <table:table-row table:style-name="ro1">
          <table:table-cell office:value-type="float" office:value="-9">
            <text:p>-9</text:p>
          </table:table-cell>
          <table:table-cell/>
          <table:table-cell table:style-name="ce6" table:formula="of:=1/(365*24*60*2)" office:value-type="float" office:value="0.000000951293759512938">
            <text:p>0.00000095129375951294</text:p>
          </table:table-cell>
          <table:table-cell table:formula="of:=([.C41]-[.C42])/[.C42]" office:value-type="percentage" office:value="1">
            <text:p>100.00%</text:p>
          </table:table-cell>
          <table:table-cell office:value-type="string">
            <text:p>Half-minute</text:p>
          </table:table-cell>
          <table:table-cell office:value-type="float" office:value="2">
            <text:p>2</text:p>
          </table:table-cell>
          <table:table-cell office:value-type="string">
            <text:p>second</text:p>
          </table:table-cell>
          <table:table-cell office:value-type="float" office:value="30">
            <text:p>30</text:p>
          </table:table-cell>
          <table:table-cell table:number-columns-repeated="1015"/>
        </table:table-row>
        <table:table-row table:style-name="ro1">
          <table:table-cell office:value-type="float" office:value="-10">
            <text:p>-10</text:p>
          </table:table-cell>
          <table:table-cell/>
          <table:table-cell table:style-name="ce6" table:formula="of:=1/(365*24*60*4)" office:value-type="float" office:value="0.000000475646879756469">
            <text:p>0.00000047564687975647</text:p>
          </table:table-cell>
          <table:table-cell table:formula="of:=([.C42]-[.C43])/[.C43]" office:value-type="percentage" office:value="2">
            <text:p>200.00%</text:p>
          </table:table-cell>
          <table:table-cell office:value-type="string">
            <text:p>Quarter-minute</text:p>
          </table:table-cell>
          <table:table-cell office:value-type="float" office:value="3">
            <text:p>3</text:p>
          </table:table-cell>
          <table:table-cell office:value-type="string">
            <text:p>second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float" office:value="-11">
            <text:p>-11</text:p>
          </table:table-cell>
          <table:table-cell/>
          <table:table-cell table:style-name="ce6" table:formula="of:=1/(365*24*60*12)" office:value-type="float" office:value="0.000000158548959918823">
            <text:p>0.00000015854895991882</text:p>
          </table:table-cell>
          <table:table-cell table:formula="of:=([.C43]-[.C44])/[.C44]" office:value-type="percentage" office:value="4">
            <text:p>400.00%</text:p>
          </table:table-cell>
          <table:table-cell office:value-type="string">
            <text:p>Twelfth-minute</text:p>
          </table:table-cell>
          <table:table-cell office:value-type="float" office:value="5">
            <text:p>5</text:p>
          </table:table-cell>
          <table:table-cell office:value-type="string">
            <text:p>second</text:p>
          </table:table-cell>
          <table:table-cell office:value-type="float" office:value="5">
            <text:p>5</text:p>
          </table:table-cell>
          <table:table-cell office:value-type="string">
            <text:p>decisecond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" table:number-columns-repeated="1008"/>
        </table:table-row>
        <table:table-row table:style-name="ro1">
          <table:table-cell table:style-name="ce1" office:value-type="float" office:value="-12">
            <text:p>-12</text:p>
          </table:table-cell>
          <table:table-cell table:style-name="ce1" office:value-type="string">
            <text:p>X</text:p>
          </table:table-cell>
          <table:table-cell table:style-name="ce5" table:formula="of:=1/(365*24*60*60)" office:value-type="float" office:value="0.0000000317097919837646">
            <text:p>0.00000003170979198376</text:p>
          </table:table-cell>
          <table:table-cell table:formula="of:=([.C44]-[.C45])/[.C45]" office:value-type="percentage" office:value="9">
            <text:p>900.00%</text:p>
          </table:table-cell>
          <table:table-cell table:style-name="ce1" office:value-type="string">
            <text:p>second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decisecond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decisecond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table:number-columns-repeated="4"/>
          <table:table-cell table:number-columns-repeated="1008"/>
        </table:table-row>
        <table:table-row table:style-name="ro1">
          <table:table-cell office:value-type="float" office:value="-14">
            <text:p>-14</text:p>
          </table:table-cell>
          <table:table-cell office:value-type="string">
            <text:p><text:s/></text:p>
          </table:table-cell>
          <table:table-cell table:style-name="ce6" table:formula="of:=1/(365*24*60*60*10)" office:value-type="float" office:value="0.00000000317097919837646">
            <text:p>0.00000000317097919838</text:p>
          </table:table-cell>
          <table:table-cell table:formula="of:=([.C45]-[.C46])/[.C46]" office:value-type="percentage" office:value="9">
            <text:p>900.00%</text:p>
          </table:table-cell>
          <table:table-cell office:value-type="string">
            <text:p>decisecond</text:p>
          </table:table-cell>
          <table:table-cell office:value-type="float" office:value="10">
            <text:p>10</text:p>
          </table:table-cell>
          <table:table-cell office:value-type="string">
            <text:p>centisecond</text:p>
          </table:table-cell>
          <table:table-cell office:value-type="float" office:value="10">
            <text:p>10</text:p>
          </table:table-cell>
          <table:table-cell office:value-type="string">
            <text:p>centisecond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useful timing of photos (1 second across screen)</text:p>
          </table:table-cell>
          <table:table-cell table:number-columns-repeated="1011"/>
        </table:table-row>
        <table:table-row table:style-name="ro1">
          <table:table-cell office:value-type="float" office:value="-16">
            <text:p>-16</text:p>
          </table:table-cell>
          <table:table-cell office:value-type="string">
            <text:p><text:s/></text:p>
          </table:table-cell>
          <table:table-cell table:style-name="ce6" table:formula="of:=1/(365*24*60*60*10*10)" office:value-type="float" office:value="0.000000000317097919837646">
            <text:p>0.00000000031709791984</text:p>
          </table:table-cell>
          <table:table-cell table:formula="of:=([.C46]-[.C47])/[.C47]" office:value-type="percentage" office:value="9.00684931506849">
            <text:p>900.68%</text:p>
          </table:table-cell>
          <table:table-cell office:value-type="string">
            <text:p>centisecond</text:p>
          </table:table-cell>
          <table:table-cell office:value-type="float" office:value="10">
            <text:p>10</text:p>
          </table:table-cell>
          <table:table-cell office:value-type="string">
            <text:p>millesecond</text:p>
          </table:table-cell>
          <table:table-cell office:value-type="float" office:value="10">
            <text:p>10</text:p>
          </table:table-cell>
          <table:table-cell office:value-type="string">
            <text:p>nanosecond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1" table:number-columns-repeated="1008"/>
        </table:table-row>
        <table:table-row table:style-name="ro1">
          <table:table-cell table:style-name="ce1" office:value-type="float" office:value="-18">
            <text:p>-18</text:p>
          </table:table-cell>
          <table:table-cell table:style-name="ce1" office:value-type="string">
            <text:p>X</text:p>
          </table:table-cell>
          <table:table-cell table:style-name="ce5" table:formula="of:=(1/(365.25*24*60*60))*0.001" office:value-type="float" office:value="0.000000000031688087814029">
            <text:p>0.00000000003168808781</text:p>
          </table:table-cell>
          <table:table-cell table:formula="of:=([.C47]-[.C48])/[.C48]" office:value-type="percentage" office:value="9">
            <text:p>900.00%</text:p>
          </table:table-cell>
          <table:table-cell table:style-name="ce1" office:value-type="string">
            <text:p>millesecond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9"/>
          <table:table-cell table:number-columns-repeated="1008"/>
        </table:table-row>
        <table:table-row table:style-name="ro1">
          <table:table-cell office:value-type="float" office:value="-19">
            <text:p>-19</text:p>
          </table:table-cell>
          <table:table-cell/>
          <table:table-cell table:style-name="ce6" table:formula="of:=(1/(365.25*24*60*60))*0.0001" office:value-type="float" office:value="0.00000000000316880878140289">
            <text:p>0.00000000000316880878</text:p>
          </table:table-cell>
          <table:table-cell table:formula="of:=([.C48]-[.C49])/[.C49]" office:value-type="percentage" office:value="9">
            <text:p>900.00%</text:p>
          </table:table-cell>
          <table:table-cell office:value-type="string">
            <text:p>nanosecond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2" table:number-columns-repeated="3"/>
          <table:table-cell table:number-columns-repeated="1008"/>
        </table:table-row>
        <table:table-row table:style-name="ro1">
          <table:table-cell office:value-type="float" office:value="-20">
            <text:p>-20</text:p>
          </table:table-cell>
          <table:table-cell/>
          <table:table-cell table:style-name="ce6" table:formula="of:=(1/(365.25*24*60*60))*0.00001" office:value-type="float" office:value="0.000000000000316880878140289">
            <text:p>0.00000000000031688088</text:p>
          </table:table-cell>
          <table:table-cell table:formula="of:=([.C49]-[.C50])/[.C50]" office:value-type="percentage" office:value="9">
            <text:p>900.00%</text:p>
          </table:table-cell>
          <table:table-cell office:value-type="string">
            <text:p>1E-5 second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2" table:number-columns-repeated="3"/>
          <table:table-cell table:style-name="ce1" table:number-columns-repeated="1008"/>
        </table:table-row>
        <table:table-row table:style-name="ro1">
          <table:table-cell office:value-type="float" office:value="-21">
            <text:p>-21</text:p>
          </table:table-cell>
          <table:table-cell/>
          <table:table-cell table:style-name="ce6" table:formula="of:=(1/(365.25*24*60*60))*0.000001" office:value-type="float" office:value="0.0000000000000316880878140289">
            <text:p>0.00000000000003168809</text:p>
          </table:table-cell>
          <table:table-cell table:formula="of:=([.C50]-[.C51])/[.C51]" office:value-type="percentage" office:value="9">
            <text:p>900.00%</text:p>
          </table:table-cell>
          <table:table-cell office:value-type="string">
            <text:p>1E-6 second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2" table:number-columns-repeated="3"/>
          <table:table-cell table:number-columns-repeated="1008"/>
        </table:table-row>
        <table:table-row table:style-name="ro1">
          <table:table-cell office:value-type="float" office:value="-22">
            <text:p>-22</text:p>
          </table:table-cell>
          <table:table-cell/>
          <table:table-cell table:style-name="ce6" table:formula="of:=(1/(365.25*24*60*60))*0.0000001" office:value-type="float" office:value="3.16880878140289E-015">
            <text:p>0.00000000000000316881</text:p>
          </table:table-cell>
          <table:table-cell table:formula="of:=([.C51]-[.C52])/[.C52]" office:value-type="percentage" office:value="9">
            <text:p>900.00%</text:p>
          </table:table-cell>
          <table:table-cell office:value-type="string">
            <text:p>1E-7 second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2" table:number-columns-repeated="3"/>
          <table:table-cell table:number-columns-repeated="1008"/>
        </table:table-row>
        <table:table-row table:style-name="ro1">
          <table:table-cell office:value-type="float" office:value="-23">
            <text:p>-23</text:p>
          </table:table-cell>
          <table:table-cell/>
          <table:table-cell table:style-name="ce6" table:formula="of:=(1/(365.25*24*60*60))*0.00000001" office:value-type="float" office:value="3.16880878140289E-016">
            <text:p>0.00000000000000031688</text:p>
          </table:table-cell>
          <table:table-cell table:formula="of:=([.C52]-[.C53])/[.C53]" office:value-type="percentage" office:value="9">
            <text:p>900.00%</text:p>
          </table:table-cell>
          <table:table-cell office:value-type="string">
            <text:p>1E-8 second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2" table:number-columns-repeated="3"/>
          <table:table-cell table:number-columns-repeated="1008"/>
        </table:table-row>
        <table:table-row table:style-name="ro1">
          <table:table-cell office:value-type="float" office:value="-24">
            <text:p>-24</text:p>
          </table:table-cell>
          <table:table-cell/>
          <table:table-cell table:style-name="ce6" table:formula="of:=(1/(365.25*24*60*60))*0.000000001" office:value-type="float" office:value="3.16880878140289E-017">
            <text:p>0.00000000000000003169</text:p>
          </table:table-cell>
          <table:table-cell table:formula="of:=([.C53]-[.C54])/[.C54]" office:value-type="percentage" office:value="0">
            <text:p>#DIV/0!</text:p>
          </table:table-cell>
          <table:table-cell office:value-type="string">
            <text:p>1E-9 second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2" table:number-columns-repeated="3"/>
          <table:table-cell table:number-columns-repeated="1008"/>
        </table:table-row>
        <table:table-row table:style-name="ro1">
          <table:table-cell table:number-columns-repeated="2"/>
          <table:table-cell/>
          <table:table-cell table:number-columns-repeated="1020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O5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20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3/21/2014</text:date>, <text:time>19:2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14M14S</meta:editing-duration>
    <meta:editing-cycles>11</meta:editing-cycles>
    <meta:generator>OpenOffice.org/3.4.1$Win32 OpenOffice.org_project/341m1$Build-9593</meta:generator>
    <dc:date>2014-03-21T19:27:32.40</dc:date>
    <meta:document-statistic meta:table-count="3" meta:cell-count="385" meta:object-count="0"/>
    <meta:user-defined meta:name="Info 1"/>
    <meta:user-defined meta:name="Info 2"/>
    <meta:user-defined meta:name="Info 3"/>
    <meta:user-defined meta:name="Info 4"/>
  </office:meta>
</office:document-meta>
</file>